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2744in" fo:margin-right="0.2807in" fo:text-indent="0in" style:auto-text-indent="false"/>
    </style:style>
    <style:style style:name="P6"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9"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0"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1"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2"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top="0.1665in" fo:margin-bottom="0.1665in" loext:contextual-spacing="false" fo:line-height="100%"/>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6">
      <style:paragraph-properties fo:margin-left="0.5in" fo:margin-right="0in" fo:margin-top="0.0398in" fo:margin-bottom="0in" loext:contextual-spacing="false" fo:text-indent="-0.25in" style:auto-text-indent="false"/>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indent="-0.25in" style:auto-text-indent="false"/>
    </style:style>
    <style:style style:name="P29" style:family="paragraph" style:parent-style-name="Standard" style:list-style-name="WWNum1">
      <style:paragraph-properties fo:margin-left="0.5in" fo:margin-right="0in" fo:margin-top="0.0398in" fo:margin-bottom="0in" loext:contextual-spacing="false" fo:text-indent="-0.25in" style:auto-text-indent="false"/>
    </style:style>
    <style:style style:name="P30" style:family="paragraph" style:parent-style-name="Standard" style:list-style-name="WWNum2">
      <style:paragraph-properties fo:margin-left="0.5in" fo:margin-right="0in" fo:margin-top="0in" fo:margin-bottom="0in" loext:contextual-spacing="false" fo:text-indent="-0.25in" style:auto-text-indent="false"/>
    </style:style>
    <style:style style:name="P31" style:family="paragraph" style:parent-style-name="Standard" style:list-style-name="WWNum6">
      <style:paragraph-properties fo:margin-left="0.5in" fo:margin-right="0in" fo:margin-top="0in" fo:margin-bottom="0in" loext:contextual-spacing="false" fo:text-indent="-0.25in" style:auto-text-indent="false"/>
    </style:style>
    <style:style style:name="P32" style:family="paragraph" style:parent-style-name="Standard" style:list-style-name="WWNum5">
      <style:paragraph-properties fo:margin-left="0.5in" fo:margin-right="0in" fo:margin-top="0in" fo:margin-bottom="0in" loext:contextual-spacing="false" fo:text-indent="-0.25in" style:auto-text-indent="false"/>
    </style:style>
    <style:style style:name="P33" style:family="paragraph" style:parent-style-name="Standard" style:list-style-name="WWNum3">
      <style:paragraph-properties fo:margin-left="0.5in" fo:margin-right="0in" fo:margin-top="0in" fo:margin-bottom="0in" loext:contextual-spacing="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text-indent="-0.25in" style:auto-text-indent="false"/>
    </style:style>
    <style:style style:name="P35" style:family="paragraph" style:parent-style-name="Standard" style:list-style-name="WWNum5">
      <style:paragraph-properties fo:margin-left="0.5in" fo:margin-right="0in" fo:margin-top="0in" fo:margin-bottom="0.0429in" loext:contextual-spacing="false" fo:text-indent="-0.25in" style:auto-text-indent="false"/>
    </style:style>
    <style:style style:name="P36" style:family="paragraph" style:parent-style-name="Standard" style:list-style-name="WWNum3">
      <style:paragraph-properties fo:margin-left="0.5in" fo:margin-right="0in" fo:margin-top="0in" fo:margin-bottom="0.0429in" loext:contextual-spacing="false" fo:text-indent="-0.25in" style:auto-text-indent="false"/>
    </style:style>
    <style:style style:name="P37" style:family="paragraph" style:parent-style-name="Standard" style:list-style-name="WWNum4">
      <style:paragraph-properties fo:margin-left="0.5in" fo:margin-right="0in" fo:text-indent="-0.25in" style:auto-text-indent="false"/>
    </style:style>
    <style:style style:name="P38" style:family="paragraph" style:parent-style-name="Standard" style:list-style-name="WWNum6">
      <style:paragraph-properties fo:margin-left="1in" fo:margin-right="0in" fo:margin-top="0in" fo:margin-bottom="0in" loext:contextual-spacing="false" fo:text-indent="-0.25in" style:auto-text-indent="false"/>
    </style:style>
    <style:style style:name="P39" style:family="paragraph" style:parent-style-name="Standard" style:list-style-name="WWNum3">
      <style:paragraph-properties fo:margin-left="1in" fo:margin-right="0in" fo:margin-top="0in" fo:margin-bottom="0in" loext:contextual-spacing="false" fo:text-indent="-0.25in" style:auto-text-indent="false"/>
    </style:style>
    <style:style style:name="P40" style:family="paragraph" style:parent-style-name="Standard" style:list-style-name="WWNum6">
      <style:paragraph-properties fo:margin-left="1in" fo:margin-right="0in" fo:margin-top="0in" fo:margin-bottom="0.0429in" loext:contextual-spacing="false" fo:text-indent="-0.25in" style:auto-text-indent="false"/>
    </style:style>
    <style:style style:name="P41" style:family="paragraph" style:parent-style-name="Standard" style:list-style-name="WWNum6">
      <style:paragraph-properties fo:margin-left="1.5in" fo:margin-right="0in" fo:margin-top="0in" fo:margin-bottom="0in" loext:contextual-spacing="false" fo:text-indent="-0.25in" style:auto-text-indent="false"/>
    </style:style>
    <style:style style:name="P42" style:family="paragraph" style:parent-style-name="Heading_20_1" style:list-style-name="WWNum7">
      <style:paragraph-properties fo:text-align="justify" style:justify-single-word="false"/>
    </style:style>
    <style:style style:name="P43" style:family="paragraph" style:parent-style-name="Heading_20_1" style:list-style-name="WWNum7"/>
    <style:style style:name="P44" style:family="paragraph" style:parent-style-name="Heading_20_1">
      <style:paragraph-properties fo:margin-left="0.3in" fo:margin-right="0in" fo:text-align="justify" style:justify-single-word="false" fo:text-indent="0in" style:auto-text-indent="false"/>
    </style:style>
    <style:style style:name="P45" style:family="paragraph" style:parent-style-name="Heading_20_1" style:list-style-name="WWNum7">
      <style:paragraph-properties fo:margin-top="0.0398in" fo:margin-bottom="0in" loext:contextual-spacing="false"/>
    </style:style>
    <style:style style:name="P46" style:family="paragraph" style:parent-style-name="Heading_20_1" style:list-style-name="WWNum7">
      <style:paragraph-properties fo:margin-top="0in" fo:margin-bottom="0.0429in" loext:contextual-spacing="false"/>
    </style:style>
    <style:style style:name="P47" style:family="paragraph" style:parent-style-name="Heading_20_3" style:list-style-name="WWNum7"/>
    <style:style style:name="P48" style:family="paragraph" style:parent-style-name="Heading_20_3" style:list-style-name="WWNum7">
      <style:paragraph-properties fo:margin-top="0in" fo:margin-bottom="0.0429in" loext:contextual-spacing="false"/>
    </style:style>
    <style:style style:name="P49" style:family="paragraph" style:parent-style-name="Heading_20_2" style:list-style-name="WWNum7"/>
    <style:style style:name="P50" style:family="paragraph" style:parent-style-name="Heading_20_2" style:list-style-name="WWNum7">
      <style:paragraph-properties fo:margin-top="0in" fo:margin-bottom="0.0429in" loext:contextual-spacing="false"/>
    </style:style>
    <style:style style:name="P51" style:family="paragraph" style:parent-style-name="Heading_20_2" style:list-style-name="WWNum7">
      <style:paragraph-properties fo:margin-top="0.0398in" fo:margin-bottom="0in" loext:contextual-spacing="false"/>
    </style:style>
    <style:style style:name="P52"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font-name="Arial" fo:font-size="11pt" style:font-name-asian="Arial1" style:font-size-asian="11pt" style:font-name-complex="Arial1" style:font-size-complex="11pt"/>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style:font-name="Verdana" fo:font-size="8pt" fo:font-weight="bold" style:font-name-asian="Verdana1" style:font-size-asian="8pt"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weight="bold" style:font-weight-asian="bold"/>
    </style:style>
    <style:style style:name="T29" style:family="text">
      <style:text-properties style:text-underline-style="none"/>
    </style:style>
    <style:style style:name="T30" style:family="text">
      <style:text-properties fo:color="#1155cc" style:text-underline-style="solid" style:text-underline-width="auto" style:text-underline-color="font-color"/>
    </style:style>
    <style:style style:name="T31" style:family="text">
      <style:text-properties fo:color="#333333" style:font-name="Consolas" fo:font-weight="bold" fo:background-color="#f8f8f8" loext:char-shading-value="0" style:font-name-asian="Consolas1" style:font-weight-asian="bold" style:font-name-complex="Consolas1"/>
    </style:style>
    <style:style style:name="T32" style:family="text">
      <style:text-properties fo:color="#333333" style:font-name="Consolas" fo:background-color="#f8f8f8" loext:char-shading-value="0" style:font-name-asian="Consolas1" style:font-name-complex="Consolas1"/>
    </style:style>
    <style:style style:name="T33" style:family="text">
      <style:text-properties fo:color="#0086b3" style:font-name="Consolas" fo:background-color="#f8f8f8" loext:char-shading-value="0" style:font-name-asian="Consolas1" style:font-name-complex="Consolas1"/>
    </style:style>
    <style:style style:name="T34" style:family="text">
      <style:text-properties fo:color="#dd1144" style:font-name="Consolas" fo:background-color="#f8f8f8" loext:char-shading-value="0" style:font-name-asian="Consolas1" style:font-name-complex="Consolas1"/>
    </style:style>
    <style:style style:name="T35" style:family="text">
      <style:text-properties fo:color="#dd1144" style:font-name="Consolas" fo:font-weight="bold" fo:background-color="#f8f8f8" loext:char-shading-value="0" style:font-name-asian="Consolas1" style:font-weight-asian="bold" style:font-name-complex="Consolas1"/>
    </style:style>
    <style:style style:name="T36" style:family="text">
      <style:text-properties fo:color="#990000" style:font-name="Consolas" fo:font-weight="bold" fo:background-color="#f8f8f8" loext:char-shading-value="0" style:font-name-asian="Consolas1" style:font-weight-asian="bold" style:font-name-complex="Consolas1"/>
    </style:style>
    <style:style style:name="T37" style:family="text">
      <style:text-properties fo:color="#009926" style:font-name="Consolas" fo:background-color="#f8f8f8" loext:char-shading-value="0" style:font-name-asian="Consolas1" style:font-name-complex="Consolas1"/>
    </style:style>
    <style:style style:name="T38" style:family="text">
      <style:text-properties fo:color="#008080" style:font-name="Consolas" fo:background-color="#f8f8f8" loext:char-shading-value="0" style:font-name-asian="Consolas1" style:font-name-complex="Consolas1"/>
    </style:style>
    <style:style style:name="T39" style:family="text">
      <style:text-properties fo:color="#999988" style:font-name="Consolas" fo:font-style="italic" fo:background-color="#f8f8f8" loext:char-shading-value="0" style:font-name-asian="Consolas1" style:font-style-asian="italic" style:font-name-complex="Consolas1"/>
    </style:style>
    <style:style style:name="T40" style:family="text">
      <style:text-properties fo:color="#000080" style:font-name="Consolas" fo:background-color="#f8f8f8" loext:char-shading-value="0" style:font-name-asian="Consolas1" style:font-name-complex="Consolas1"/>
    </style:style>
    <style:style style:name="T41"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Desarrollo Web en Entorno Cliente</text:span><text:span text:style-name="T3"><text:line-break/></text:span><text:span text:style-name="T4">UD 10. Javascript: del desarrollo clásico al desarrollo modern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text:span text:style-name="T6">Actualizado Octubre 2020</text:span></text:p>
      <text:p text:style-name="P4"><text:span text:style-name="T13">Licencia</text:span></text:p>
      <text:p text:style-name="P6"/>
      <text:p text:style-name="P5"><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8">Nomenclatura</text:span></text:p>
      <text:p text:style-name="P8"><text:span text:style-name="T9">A lo largo de este tema se utilizarán distintos símbolos para distinguir elementos importantes dentro del contenido. Estos símbolos son:</text:span></text:p>
      <text:p text:style-name="P9"/>
      <text:p text:style-name="P10"><text:span text:style-name="T17">📖 </text:span><text:span text:style-name="T10">Importante</text:span></text:p>
      <text:p text:style-name="P11"/>
      <text:p text:style-name="P10"><text:span text:style-name="T18">❕</text:span><text:span text:style-name="T11"> </text:span><text:span text:style-name="T10">Atención</text:span></text:p>
      <text:p text:style-name="P11"/>
      <text:p text:style-name="P10"><text:span text:style-name="T12">💬</text:span><text:span text:style-name="T10"> Interesante</text:span></text:p>
      <text:p text:style-name="P44"/>
      <text:p text:style-name="P12"><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20">1</text:span><text:span text:style-name="T21">. </text:span><text:a xlink:type="simple" xlink:href="#_ge43nvu7ywtj" text:style-name="Index_20_Link" text:visited-style-name="Index_20_Link"><text:span text:style-name="T16">Introducción</text:span></text:a><text:span text:style-name="T16"><text:tab/>3</text:span></text:p>
          <text:p text:style-name="P19"><text:span text:style-name="T21">2. </text:span><text:a xlink:type="simple" xlink:href="#_63w9la2rzwtw" text:style-name="Index_20_Link" text:visited-style-name="Index_20_Link"><text:span text:style-name="T16">Pasando de Javascript clásico a moderno a través de ejemplos</text:span></text:a><text:span text:style-name="T16"><text:tab/>3</text:span></text:p>
          <text:p text:style-name="P22"><text:span text:style-name="T16">2.1. </text:span><text:a xlink:type="simple" xlink:href="#_q1hqsy69c1kx" text:style-name="Index_20_Link" text:visited-style-name="Index_20_Link"><text:span text:style-name="T16">Antes de empezar: instalando NodeJS</text:span></text:a><text:span text:style-name="T16"><text:tab/>3</text:span></text:p>
          <text:p text:style-name="P22"><text:span text:style-name="T16">2.2. </text:span><text:a xlink:type="simple" xlink:href="#_j3tosdont0rz" text:style-name="Index_20_Link" text:visited-style-name="Index_20_Link"><text:span text:style-name="T16">FakeChat simple – Ejemplo 0 (Todo junto!)</text:span></text:a><text:span text:style-name="T16"><text:tab/>3</text:span></text:p>
          <text:p text:style-name="P22"><text:span text:style-name="T16">2.3. </text:span><text:a xlink:type="simple" xlink:href="#_hpxgs13v5gv7" text:style-name="Index_20_Link" text:visited-style-name="Index_20_Link"><text:span text:style-name="T16">FakeChat – Ejemplo 1 (Separamos un poco con &lt;script src&gt;)</text:span></text:a><text:span text:style-name="T16"><text:tab/>3</text:span></text:p>
          <text:p text:style-name="P22"><text:span text:style-name="T16">2.4. </text:span><text:a xlink:type="simple" xlink:href="#_u3ywfyerrss9" text:style-name="Index_20_Link" text:visited-style-name="Index_20_Link"><text:span text:style-name="T16">FakeChat – Ejemplo 2 (Comienza la revolución: empezamos con Webpack)</text:span></text:a><text:span text:style-name="T16"><text:tab/>3</text:span></text:p>
          <text:p text:style-name="P22"><text:span text:style-name="T16">2.5. </text:span><text:a xlink:type="simple" xlink:href="#_s38lppsq7b6o" text:style-name="Index_20_Link" text:visited-style-name="Index_20_Link"><text:span text:style-name="T16">FakeChat – Versión 3 (Webpack se alía con Webpack-dev-server)</text:span></text:a><text:span text:style-name="T16"><text:tab/>5</text:span></text:p>
          <text:p text:style-name="P23"><text:span text:style-name="T16">2.5.1. </text:span><text:a xlink:type="simple" xlink:href="#_jjc9nddkbqg0" text:style-name="Index_20_Link" text:visited-style-name="Index_20_Link"><text:span text:style-name="T16">Webpack en modo “watch”</text:span></text:a><text:span text:style-name="T16"><text:tab/>5</text:span></text:p>
          <text:p text:style-name="P23"><text:span text:style-name="T16">2.5.2. </text:span><text:a xlink:type="simple" xlink:href="#_i40v0i2wmp36" text:style-name="Index_20_Link" text:visited-style-name="Index_20_Link"><text:span text:style-name="T16">Copy-webpack-plugin</text:span></text:a><text:span text:style-name="T16"><text:tab/>5</text:span></text:p>
          <text:p text:style-name="P23"><text:span text:style-name="T16">2.5.3. </text:span><text:a xlink:type="simple" xlink:href="#_pg1cze487zgl" text:style-name="Index_20_Link" text:visited-style-name="Index_20_Link"><text:span text:style-name="T16">devtool:source-maps</text:span></text:a><text:span text:style-name="T16"><text:tab/>6</text:span></text:p>
          <text:p text:style-name="P23"><text:span text:style-name="T16">2.5.4. </text:span><text:a xlink:type="simple" xlink:href="#_ovsp5aq1aj6i" text:style-name="Index_20_Link" text:visited-style-name="Index_20_Link"><text:span text:style-name="T16">webpack-dev-server</text:span></text:a><text:span text:style-name="T16"><text:tab/>6</text:span></text:p>
          <text:p text:style-name="P23"><text:span text:style-name="T16">2.5.5. </text:span><text:a xlink:type="simple" xlink:href="#_dodf7m8o0o9u" text:style-name="Index_20_Link" text:visited-style-name="Index_20_Link"><text:span text:style-name="T16">Incluyendo bibliotecas en el proyecto para producción</text:span></text:a><text:span text:style-name="T16"><text:tab/>7</text:span></text:p>
          <text:p text:style-name="P19"><text:span text:style-name="T21">3. </text:span><text:a xlink:type="simple" xlink:href="#_if1piq91hyn5" text:style-name="Index_20_Link" text:visited-style-name="Index_20_Link"><text:span text:style-name="T16">Babel como transpilador</text:span></text:a><text:span text:style-name="T16"><text:tab/>7</text:span></text:p>
          <text:p text:style-name="P19"><text:span text:style-name="T21">4. </text:span><text:a xlink:type="simple" xlink:href="#_akjd62cvzka0" text:style-name="Index_20_Link" text:visited-style-name="Index_20_Link"><text:span text:style-name="T16">ESLint como <text:s/>linter</text:span></text:a><text:span text:style-name="T16"><text:tab/>8</text:span></text:p>
          <text:p text:style-name="P19"><text:span text:style-name="T21">5. </text:span><text:a xlink:type="simple" xlink:href="#_p97h728dgnua" text:style-name="Index_20_Link" text:visited-style-name="Index_20_Link"><text:span text:style-name="T16">ESLint vs SonarLint</text:span></text:a><text:span text:style-name="T16"><text:tab/>9</text:span></text:p>
          <text:p text:style-name="P19"><text:span text:style-name="T21">6. </text:span><text:a xlink:type="simple" xlink:href="#_qk1x5clkmh5i" text:style-name="Index_20_Link" text:visited-style-name="Index_20_Link"><text:span text:style-name="T16">¿Debo repetir esta configuración para cada proyecto?</text:span></text:a><text:span text:style-name="T16"><text:tab/>9</text:span></text:p>
          <text:p text:style-name="P19"><text:span text:style-name="T21">7. </text:span><text:a xlink:type="simple" xlink:href="#_dt6fvuuyywee" text:style-name="Index_20_Link" text:visited-style-name="Index_20_Link"><text:span text:style-name="T16">Entornos web para trabajar online</text:span></text:a><text:span text:style-name="T16"><text:tab/>10</text:span></text:p>
          <text:p text:style-name="P19"><text:span text:style-name="T21">8. </text:span><text:a xlink:type="simple" xlink:href="#_tjvw91hmlvof" text:style-name="Index_20_Link" text:visited-style-name="Index_20_Link"><text:span text:style-name="T16">Bibliografía</text:span></text:a><text:span text:style-name="T16"><text:tab/>10</text:span></text:p>
          <text:p text:style-name="P20"><text:span text:style-name="T21">9. </text:span><text:a xlink:type="simple" xlink:href="#_g1qlmy5ta6mu" text:style-name="Index_20_Link" text:visited-style-name="Index_20_Link"><text:span text:style-name="T16">Autores (en orden alfabético)</text:span></text:a><text:span text:style-name="T16"><text:tab/>10</text:span></text:p>
        </text:index-body>
      </text:table-of-content>
      <text:p text:style-name="P17"><text:span text:style-name="T22">UD</text:span><text:span text:style-name="T23">10</text:span><text:span text:style-name="T24">.</text:span><text:span text:style-name="T23"> Javascript: del desarrollo clásico al desarrollo moderno</text:span></text:p>
      <text:list xml:id="list3768977625" text:style-name="WWNum7">
        <text:list-item>
          <text:p text:style-name="P43"><text:bookmark text:name="_ge43nvu7ywtj"/>Introducción</text:p>
        </text:list-item>
      </text:list>
      <text:p text:style-name="Standard">En esta unidad aprenderemos de como pasar del desarrollo clásico de Javascript a estilos de desarrollo moderno, donde utilizaremos algunas herramientas que nos pueden ayudar.</text:p>
      <text:p text:style-name="Standard">Utilizaremos <text:span text:style-name="T28">Webpack </text:span>para empaquetar aplicaciones y <text:span text:style-name="T28">Webpack-dev-server</text:span> para lanzar un servidor de pruebas. También más adelante veremos los fundamentos tanto de un transpilador como <text:span text:style-name="T28">Babel </text:span>como de la configuración de un linter sencillo como <text:span text:style-name="T28">ESLint</text:span>.</text:p>
      <text:p text:style-name="Standard">El uso de <text:span text:style-name="T28">Webpack </text:span>lo observaremos a través del proceso de migración de desarrollo clásico a moderno de una aplicación sencilla llamada <text:span text:style-name="T28">FakeChat </text:span>(un chat falso, que no funciona).</text:p>
      <text:p text:style-name="Standard">Posteriormente, trataremos un ejemplo sencillo para explicar los fundamentos de <text:span text:style-name="T28">Babel </text:span>y <text:span text:style-name="T28">ESLint</text:span>.</text:p>
      <text:list xml:id="list15605499426661" text:continue-numbering="true" text:style-name="WWNum7">
        <text:list-item>
          <text:p text:style-name="P45"><text:bookmark text:name="_63w9la2rzwtw"/>Pasando de Javascript clásico a moderno a través de ejemplos</text:p>
          <text:list>
            <text:list-item>
              <text:p text:style-name="P50"><text:bookmark text:name="_q1hqsy69c1kx"/>Antes de empezar: instalando NodeJS</text:p>
            </text:list-item>
          </text:list>
        </text:list-item>
      </text:list>
      <text:p text:style-name="P24">Para realizar el taller necesitamos NodeJS<text:a xlink:type="simple" xlink:href="https://nodejs.org/es/" text:style-name="ListLabel_20_55" text:visited-style-name="ListLabel_20_55"> </text:a><text:a xlink:type="simple" xlink:href="https://nodejs.org/es/" text:style-name="ListLabel_20_56" text:visited-style-name="ListLabel_20_56"><text:span text:style-name="T30">https://nodejs.org/es/</text:span></text:a>. Podéis descargarlo de la página oficial. Instalar NodeJS nos proporcionará el intérprete de Javascript NodeJS así como otras utilidades interesantes como <text:span text:style-name="T28">NPM</text:span> (NodeJS Package Manager), que es el gestor de paquetes de NodeJS.</text:p>
      <text:p text:style-name="P24">Es recomendable instalar la última versión estable desde la web. Si instaláis desde algún repositorio como el de Ubuntu, es posible que instale una versión antigua muy por debajo de la estable.</text:p>
      <text:list xml:id="list15605950348073" text:continue-numbering="true" text:style-name="WWNum7">
        <text:list-item>
          <text:list>
            <text:list-item>
              <text:p text:style-name="P49"><text:bookmark text:name="_j3tosdont0rz"/>FakeChat simple – Ejemplo 0 (Todo junto!)</text:p>
            </text:list-item>
          </text:list>
        </text:list-item>
      </text:list>
      <text:p text:style-name="Standard">Esta es la versión inicial de nuestro FakeChat simple, de la que partiremos. Consiste en un <text:span text:style-name="T28">“index.html”</text:span> donde tenemos todo el Javascript dentro de una etiqueta &lt;script&gt; y como externo únicamente un fichero <text:span text:style-name="T28">“styles.css</text:span>” donde guardamos la hoja de estilo CSS.</text:p>
      <text:p text:style-name="Standard">Como funciones destacadas:</text:p>
      <text:list xml:id="list2621575644" text:style-name="WWNum2">
        <text:list-item>
          <text:p text:style-name="P25"><text:span text:style-name="T28">escapeHTML</text:span>: función auxiliar que recibe un texto y lo devuelve “escapando” el HTML para evitar ataques de XSS. Es llamada tanto al enviar datos como la mostrarlos.</text:p>
        </text:list-item>
        <text:list-item>
          <text:p text:style-name="P30"><text:span text:style-name="T28">inicio</text:span>: función llamada al cargarse el body para asegurarnos que el DOM esté cargado. Esta se encarga de iniciar el div del chat, recuperando el valor del chat de localStorage.</text:p>
        </text:list-item>
        <text:list-item>
          <text:p text:style-name="P30"><text:span text:style-name="T28">enviarMensaje</text:span>: función encargada de enviar un mensaje a nuestro chat y guardar la actualización del chat en localStorage.</text:p>
        </text:list-item>
      </text:list>
      <text:list xml:id="list15605355270123" text:continue-list="list15605950348073" text:style-name="WWNum7">
        <text:list-item>
          <text:list>
            <text:list-item>
              <text:p text:style-name="P50"><text:bookmark text:name="_hpxgs13v5gv7"/>FakeChat – Ejemplo 1 (Separamos un poco con &lt;script src&gt;)</text:p>
            </text:list-item>
          </text:list>
        </text:list-item>
      </text:list>
      <text:p text:style-name="Standard">Similar al primero, solo que separamos utilizando <text:span text:style-name="T28">&lt;script src&gt;</text:span> y dividimos la funcionalidad en dos ficheros, uno donde están tanto “inicio” como “escapeHTML· y otra donde está “enviarMensaje”. Asimismo del código HTML se han eliminado los manejadores de eventos y se han introducido dentro del código Javascript.</text:p>
      <text:list xml:id="list15606342148333" text:continue-numbering="true" text:style-name="WWNum7">
        <text:list-item>
          <text:list>
            <text:list-item>
              <text:p text:style-name="P49"><text:bookmark text:name="_u3ywfyerrss9"/>FakeChat – Ejemplo 2 (Comienza la revolución: empezamos con Webpack)</text:p>
            </text:list-item>
          </text:list>
        </text:list-item>
      </text:list>
      <text:p text:style-name="Standard">Comenzamos a usar <text:span text:style-name="T28">NodeJS</text:span>, su gestor de paquetes <text:span text:style-name="T28">NPM </text:span>y según vuestra configuración o sistema operativo NPX para la ejecución de paquetes.</text:p>
      <text:p text:style-name="Standard">Pasos para empezar:</text:p>
      <text:list xml:id="list3086644032" text:style-name="WWNum6">
        <text:list-item>
          <text:p text:style-name="P26">Creamos un directorio para nuestro proyecto.</text:p>
        </text:list-item>
        <text:list-item>
          <text:p text:style-name="P31">Usando en el directorio del proyecto “npm init” (nos pide información) o “npm init -y” (usa información por defecto) <text:s/>inicializa el directorio como proyecto Node con el fichero de configuración “package.json”.</text:p>
          <text:list>
            <text:list-item>
              <text:p text:style-name="P38">Para saber más de ”package.json” puedes visitar </text:p>
              <text:list>
                <text:list-item>
                  <text:p text:style-name="P41"><text:a xlink:type="simple" xlink:href="https://medium.com/noders/t%C3%BA-yo-y-package-json-9553929fb2e3" text:style-name="ListLabel_20_56" text:visited-style-name="ListLabel_20_56"><text:span text:style-name="T30">https://medium.com/noders/t%C3%BA-yo-y-package-json-9553929fb2e3</text:span></text:a></text:p>
                </text:list-item>
              </text:list>
            </text:list-item>
            <text:list-item>
              <text:p text:style-name="P38">Si tenemos un <text:s/>directorio con “package.json” y ejecutamos “npm install”, NPM descargara automáticamente todas las dependencias de nuestro proyecto.</text:p>
            </text:list-item>
          </text:list>
        </text:list-item>
        <text:list-item>
          <text:p text:style-name="P31">Con “<text:span text:style-name="T28">npm install webpack webpack-cli –save-dev</text:span>” instalamos los paquetes webpack y webpack-cli como paquetes utilizados por nuestro proyecto cuando estemos en desarrollo y no en producción (por eso<text:span text:style-name="T28"> –save-dev</text:span> y no<text:span text:style-name="T28"> –save</text:span> a secas).</text:p>
          <text:list>
            <text:list-item>
              <text:p text:style-name="P40">Recordamos que las siglas <text:span text:style-name="T28">CLI </text:span>suelen indicar que es “<text:span text:style-name="T28">Comand Line Interface</text:span>”. En este caso webpack-cli nos ayuda a realizar ciertas operaciones con Webpack.</text:p>
            </text:list-item>
          </text:list>
        </text:list-item>
      </text:list>
      <text:p text:style-name="Standard"><text:span text:style-name="T28">Webpack </text:span>es una herramienta que nos permite muchas opciones. En esta parte del taller, simplemente la utilizaremos para que automáticamente analice nuestros ficheros “.js” y genere un único fichero “.js” para su distribución.</text:p>
      <text:p text:style-name="Standard">Si queréis saber más sobre Webpack <text:a xlink:type="simple" xlink:href="https://webpack.js.org/guides/getting-started/" text:style-name="ListLabel_20_56" text:visited-style-name="ListLabel_20_56"><text:span text:style-name="T30">https://webpack.js.org/guides/getting-started/</text:span></text:a></text:p>
      <text:p text:style-name="Standard"/>
      <text:p text:style-name="Standard">Aunque Webpack puede usarse vía consola, es más útil disponer de un fichero de configuración, este suele llamarse por defecto “<text:span text:style-name="T28">webpack.config.json</text:span>” aunque puede tener otros nombres sobretodo para tener distintas opciones de configuración.</text:p>
      <text:p text:style-name="Standard"/>
      <text:p text:style-name="Standard">En el ejemplo nuestro fichero contiene:</text:p>
      <table:table table:name="Table1" table:style-name="Table1">
        <table:table-column table:style-name="Table1.A"/>
        <table:table-row table:style-name="Table1.1">
          <table:table-cell table:style-name="Table1.A1" office:value-type="string">
            <text:p text:style-name="P13"><text:span text:style-name="T31">const</text:span><text:span text:style-name="T32"> path = </text:span><text:span text:style-name="T33">require</text:span><text:span text:style-name="T32">(</text:span><text:span text:style-name="T34">'path'</text:span><text:span text:style-name="T32">);<text:line-break/></text:span><text:span text:style-name="T33">module</text:span><text:span text:style-name="T32">.exports = {<text:line-break/> <text:s/>entry: </text:span><text:span text:style-name="T34">'./src/main.js'</text:span><text:span text:style-name="T32">,<text:line-break/> <text:s/>output: {<text:line-break/> <text:s text:c="3"/>filename: </text:span><text:span text:style-name="T34">'main.js'</text:span><text:span text:style-name="T32">,<text:line-break/> <text:s text:c="3"/>path: path.resolve(__dirname, </text:span><text:span text:style-name="T34">'dist'</text:span><text:span text:style-name="T32">),<text:line-break/> <text:s/>},<text:line-break/>};</text:span></text:p>
          </table:table-cell>
        </table:table-row>
      </table:table>
      <text:p text:style-name="Standard">Con esta configuración, Webpack procesa el fichero “<text:span text:style-name="T28">/src/main.js</text:span>” de nuestro proyecto y guarda el nuevo fichero generado con todas las inclusiones como “<text:span text:style-name="T28">/dist/main.js</text:span>”.</text:p>
      <text:p text:style-name="Standard">En el directorio “<text:span text:style-name="T28">/dist</text:span>” hemos dejado a mano nuestro HTML y nuestra hoja de estilo CSS.</text:p>
      <text:p text:style-name="Standard">Para conseguir el empaquetado, procedemos a ejecutar Webpack usando “<text:span text:style-name="T28">npx webpack</text:span>” o “<text:span text:style-name="T28">npx webpack –config webpack.config.json</text:span>”. En ambos casos tomará como fichero de configuración “webpack.config.json.”</text:p>
      <text:p text:style-name="Standard"/>
      <text:p text:style-name="Standard">En el código Javascript, usamos “export” para indicar que una función es exportable </text:p>
      <table:table table:name="Table2" table:style-name="Table2">
        <table:table-column table:style-name="Table2.A"/>
        <table:table-row table:style-name="Table2.1">
          <table:table-cell table:style-name="Table2.A1" office:value-type="string">
            <text:p text:style-name="P13"><text:span text:style-name="T31">export</text:span><text:span text:style-name="T32"> </text:span><text:span text:style-name="T31">function</text:span><text:span text:style-name="T32"> </text:span><text:span text:style-name="T36">escapeHtml</text:span><text:span text:style-name="T32">(text) {<text:line-break/> <text:s text:c="2"/></text:span><text:span text:style-name="T31">return</text:span><text:span text:style-name="T32"> text.replace(</text:span><text:span text:style-name="T37">/&amp;/g</text:span><text:span text:style-name="T32">, </text:span><text:span text:style-name="T34">"&amp;amp;"</text:span><text:span text:style-name="T32">)<text:line-break/> <text:s text:c="4"/>.replace(</text:span><text:span text:style-name="T37">/&lt;/g</text:span><text:span text:style-name="T32">, </text:span><text:span text:style-name="T34">"&amp;lt;"</text:span><text:span text:style-name="T32">)<text:line-break/> <text:s text:c="4"/>.replace(</text:span><text:span text:style-name="T37">/&gt;/g</text:span><text:span text:style-name="T32">, </text:span><text:span text:style-name="T34">"&amp;gt;"</text:span><text:span text:style-name="T32">)<text:line-break/> <text:s text:c="4"/>.replace(</text:span><text:span text:style-name="T37">/"/g</text:span><text:span text:style-name="T32">, </text:span><text:span text:style-name="T34">"&amp;quot;"</text:span><text:span text:style-name="T32">)<text:line-break/> <text:s text:c="4"/>.replace(</text:span><text:span text:style-name="T37">/'/g</text:span><text:span text:style-name="T32">, </text:span><text:span text:style-name="T34">"&amp;#039;"</text:span><text:span text:style-name="T32">);<text:line-break/> }</text:span></text:p>
          </table:table-cell>
        </table:table-row>
      </table:table>
      <text:p text:style-name="Standard"/>
      <text:p text:style-name="Standard">Asimismo usamos import con {} para importar funciones:</text:p>
      <table:table table:name="Table3" table:style-name="Table3">
        <table:table-column table:style-name="Table3.A"/>
        <table:table-row table:style-name="Table3.1">
          <table:table-cell table:style-name="Table3.A1" office:value-type="string">
            <text:p text:style-name="P13"><text:span text:style-name="T31">import</text:span><text:span text:style-name="T32"> <text:s/>{ enviarMensaje } </text:span><text:span text:style-name="T31">from</text:span><text:span text:style-name="T32"> </text:span><text:span text:style-name="T34">'./eventos.js'</text:span><text:span text:style-name="T32">;<text:line-break/></text:span><text:span text:style-name="T31">import</text:span><text:span text:style-name="T32"> <text:s/>{ escapeHtml } </text:span><text:span text:style-name="T31">from</text:span><text:span text:style-name="T32"> </text:span><text:span text:style-name="T34">'./eventos.js'</text:span><text:span text:style-name="T32">;</text:span></text:p>
          </table:table-cell>
        </table:table-row>
      </table:table>
      <text:p text:style-name="Standard">Para saber más sobre export y export default</text:p>
      <text:p text:style-name="Standard"><text:s/><text:a xlink:type="simple" xlink:href="https://stackoverflow.com/questions/33611812/export-const-vs-export-default-in-es6" text:style-name="ListLabel_20_56" text:visited-style-name="ListLabel_20_56"><text:span text:style-name="T30">https://stackoverflow.com/questions/33611812/export-const-vs-export-default-in-es6</text:span></text:a></text:p>
      <text:list xml:id="list15606886119027" text:continue-list="list15606342148333" text:style-name="WWNum7">
        <text:list-item>
          <text:list>
            <text:list-item>
              <text:p text:style-name="P51"><text:bookmark text:name="_s38lppsq7b6o"/><text:s/>FakeChat – Versión 3 (Webpack se alía con Webpack-dev-server)</text:p>
              <text:list>
                <text:list-item>
                  <text:p text:style-name="P48"><text:bookmark text:name="_jjc9nddkbqg0"/>Webpack en modo “watch”</text:p>
                </text:list-item>
              </text:list>
            </text:list-item>
          </text:list>
        </text:list-item>
      </text:list>
      <text:p text:style-name="Standard">En primer lugar, modificando “<text:span text:style-name="T28">scripts</text:span>” dentro del fichero “<text:span text:style-name="T28">package.json</text:span>” podemos poner nombres a scripts y que se ejecuten con “<text:span text:style-name="T28">npm run nombrescrip</text:span>t”.</text:p>
      <text:p text:style-name="Standard">Para este ejemplo creamos dos scripts:</text:p>
      <table:table table:name="Table4" table:style-name="Table4">
        <table:table-column table:style-name="Table4.A"/>
        <table:table-row table:style-name="Table4.1">
          <table:table-cell table:style-name="Table4.A1" office:value-type="string">
            <text:p text:style-name="P13"><text:span text:style-name="T34">"build"</text:span><text:span text:style-name="T32">: </text:span><text:span text:style-name="T34">"webpack -progress -p"</text:span><text:span text:style-name="T32">,<text:line-break/></text:span><text:span text:style-name="T34">"watch"</text:span><text:span text:style-name="T32">:</text:span><text:span text:style-name="T34">"webpack -progress --watch"</text:span></text:p>
          </table:table-cell>
        </table:table-row>
      </table:table>
      <text:p text:style-name="Standard">El primero básicamente ejecuta en modo producción Webpack tal como vimos en el primer ejemplo. El segundo, lanzado con “<text:span text:style-name="T28">npm run watch</text:span>” ejecuta Webpack en un modo muy interesante: el modo “<text:span text:style-name="T28">watch</text:span>”. Este modo básicamente si detecta que un fichero de los que procesa Webpack recibe algún cambio, es que debe procesarlo automáticamente. Es decir, si cambiamos alguno de los “.js” de nuestro proyecto, Webpack lo detecta y genera el fichero <text:span text:style-name="T28">“main.js”.</text:span></text:p>
      <text:list xml:id="list15605154301320" text:continue-numbering="true" text:style-name="WWNum7">
        <text:list-item>
          <text:list>
            <text:list-item>
              <text:list>
                <text:list-item>
                  <text:p text:style-name="P47"><text:bookmark text:name="_i40v0i2wmp36"/><text:s/>Copy-webpack-plugin</text:p>
                </text:list-item>
              </text:list>
            </text:list-item>
          </text:list>
        </text:list-item>
      </text:list>
      <text:p text:style-name="Standard">Para que el proyecto tenga una estructura más amigable y que los ficheros “index.html” y <text:span text:style-name="T28">“styles.css”</text:span> no tengan que estar copiados directamente a <text:span text:style-name="T28">“/dist”</text:span>, nos hemos apoyado en el plugin “copy-webpack-plugin” hemos definido la siguiente estructura: <text:span text:style-name="T28">“src/js”</text:span>, <text:span text:style-name="T28">“src/html”</text:span> y <text:span text:style-name="T28">“src/css”</text:span>. Configuraremos el plugin para que se detecten cambios en la carpeta <text:s/><text:span text:style-name="T28">“src/html</text:span>” y <text:span text:style-name="T28">“src/css”</text:span> (que no son procesadas directamente por Webpack) y sus contenidos se copien a<text:span text:style-name="T28"> “/dist”</text:span>.</text:p>
      <text:p text:style-name="Standard"><text:soft-page-break/>Si queréis saber mas de este plugin podéis visitar </text:p>
      <text:p text:style-name="Standard"><text:a xlink:type="simple" xlink:href="https://webpack.js.org/plugins/copy-webpack-plugin/" text:style-name="ListLabel_20_56" text:visited-style-name="ListLabel_20_56"><text:span text:style-name="T30">https://webpack.js.org/plugins/copy-webpack-plugin/</text:span></text:a></text:p>
      <text:p text:style-name="Standard"/>
      <text:p text:style-name="Standard">Para poner en marcha nuestra configuración daremos los siguientes pasos:</text:p>
      <text:list xml:id="list2404737101" text:style-name="WWNum5">
        <text:list-item>
          <text:p text:style-name="P27">Instalamos el plugin con “<text:span text:style-name="T28">npm install copy-webpack-plugin –save-dev</text:span>”</text:p>
        </text:list-item>
        <text:list-item>
          <text:p text:style-name="P32">Añadiremos arriba del todo del “<text:span text:style-name="T28">webpack.config.js</text:span>” la linea “<text:span text:style-name="T28">const CopyPlugin = require('copy-webpack-plugin');</text:span>”</text:p>
        </text:list-item>
        <text:list-item>
          <text:p text:style-name="P35">Añadiremos el siguiente código a <text:span text:style-name="T28">“webpack.config.js”</text:span> para el copiado automático de los directorios especificados:</text:p>
        </text:list-item>
      </text:list>
      <text:p text:style-name="P21"/>
      <table:table table:name="Table5" table:style-name="Table5">
        <table:table-column table:style-name="Table5.A"/>
        <table:table-row table:style-name="Table5.1">
          <table:table-cell table:style-name="Table5.A1" office:value-type="string">
            <text:p text:style-name="P13"><text:span text:style-name="T32"><text:s/>plugins: [ <text:line-break/> <text:s text:c="7"/></text:span><text:span text:style-name="T31">new</text:span><text:span text:style-name="T32"> CopyPlugin(<text:line-break/> <text:s text:c="11"/>[<text:line-break/> <text:s text:c="15"/>{ from: </text:span><text:span text:style-name="T34">'src/html'</text:span><text:span text:style-name="T32">, to: </text:span><text:span text:style-name="T34">'./'</text:span><text:span text:style-name="T32">, force: </text:span><text:span text:style-name="T38">true</text:span><text:span text:style-name="T32"> },<text:line-break/> <text:s text:c="15"/>{ from: </text:span><text:span text:style-name="T34">'src/css'</text:span><text:span text:style-name="T32">, to: </text:span><text:span text:style-name="T34">'./'</text:span><text:span text:style-name="T32">, force: </text:span><text:span text:style-name="T38">true</text:span><text:span text:style-name="T32"> },<text:line-break/> <text:s text:c="11"/>]<text:line-break/> <text:s text:c="7"/>),<text:line-break/> <text:s/>]</text:span></text:p>
          </table:table-cell>
        </table:table-row>
      </table:table>
      <text:list xml:id="list15606188274511" text:continue-list="list15605154301320" text:style-name="WWNum7">
        <text:list-item>
          <text:list>
            <text:list-item>
              <text:list>
                <text:list-item>
                  <text:p text:style-name="P47"><text:bookmark text:name="_pg1cze487zgl"/><text:s/>devtool:source-maps</text:p>
                </text:list-item>
              </text:list>
            </text:list-item>
          </text:list>
        </text:list-item>
      </text:list>
      <text:p text:style-name="Standard">Cuando Webpack nos empaquete varios ficheros, nos genera una batiburrillo de código difícil de depurar. Para facilitar la depuración existe generación de “source-maps” en el código, que en modo “development” incluyen información para enlazar el código generado con el código original.</text:p>
      <text:p text:style-name="Standard"/>
      <text:p text:style-name="Standard">Mediante herramientas expertas, como por ejemplo el depurador de “Firefox developers” se puede depurar respecto al código original y no al código empaquetado.</text:p>
      <text:p text:style-name="Standard">Para ver las distintas opciones de configuración de “source-maps”</text:p>
      <text:p text:style-name="Standard"><text:a xlink:type="simple" xlink:href="https://webpack.js.org/configuration/devtool/" text:style-name="ListLabel_20_56" text:visited-style-name="ListLabel_20_56"><text:span text:style-name="T30">https://webpack.js.org/configuration/devtool/</text:span></text:a></text:p>
      <text:p text:style-name="Standard"/>
      <text:p text:style-name="Standard">En el ejemplo, mediante “webpack.config.json” nosotros usamos la siguiente configuración:</text:p>
      <table:table table:name="Table6" table:style-name="Table6">
        <table:table-column table:style-name="Table6.A"/>
        <table:table-row table:style-name="Table6.1">
          <table:table-cell table:style-name="Table6.A1" office:value-type="string">
            <text:p text:style-name="P13"><text:span text:style-name="T32">devtool: </text:span><text:span text:style-name="T34">'eval-source-map'</text:span><text:span text:style-name="T32">,</text:span></text:p>
          </table:table-cell>
        </table:table-row>
      </table:table>
      <text:list xml:id="list15606347053097" text:continue-numbering="true" text:style-name="WWNum7">
        <text:list-item>
          <text:list>
            <text:list-item>
              <text:list>
                <text:list-item>
                  <text:p text:style-name="P47"><text:bookmark text:name="_ovsp5aq1aj6i"/><text:s/>webpack-dev-server</text:p>
                </text:list-item>
              </text:list>
            </text:list-item>
          </text:list>
        </text:list-item>
      </text:list>
      <text:p text:style-name="Standard">La característica “watch” es muy útil, pero se hace mucho más útil cuando entra en juego el plugin “webpack-dev-server”. Este es un plugin configurable que crea un pequeño servidor web donde se cargará la página para facilitarnos su depuración. </text:p>
      <text:p text:style-name="Standard">En esta sección hablaremos sobre cómo configurarlo para que cuando se haga un cambio no solo nos genere de nuevo los ficheros empaquetados, sino para que además de forma automática nos recargue el navegador y veamos necesario.</text:p>
      <text:p text:style-name="Standard">Si queréis saber más sobre este plugin <text:a xlink:type="simple" xlink:href="https://webpack.js.org/configuration/dev-server/" text:style-name="ListLabel_20_56" text:visited-style-name="ListLabel_20_56"><text:span text:style-name="T30">https://webpack.js.org/configuration/dev-server/</text:span></text:a></text:p>
      <text:p text:style-name="Standard">Para poner en marcha esta gran utilidad realizamos los siguientes pasos:</text:p>
      <text:list xml:id="list970513471" text:style-name="WWNum3">
        <text:list-item>
          <text:p text:style-name="P28">Instalaremos el plugin con “<text:span text:style-name="T28">npm install webpack-dev-server –save-dev</text:span>”</text:p>
        </text:list-item>
        <text:list-item>
          <text:p text:style-name="P33">Añadiremos un script a “<text:span text:style-name="T28">package.json</text:span>” para llamar al servidor.</text:p>
          <text:list>
            <text:list-item>
              <text:p text:style-name="P39"><text:span text:style-name="T28">"server": "webpack-dev-server –open"</text:span> que será llamado con “<text:span text:style-name="T28">npm run server</text:span>”.</text:p>
            </text:list-item>
            <text:list-item>
              <text:p text:style-name="P39">También podemos llamar a mano al plugin con “<text:span text:style-name="T28">npx webpack-dev-server –open</text:span>"</text:p>
            </text:list-item>
          </text:list>
        </text:list-item>
        <text:list-item>
          <text:p text:style-name="P36">Añadiremos la siguiente configuración a “<text:span text:style-name="T28">webpack.config.json</text:span>”</text:p>
        </text:list-item>
      </text:list>
      <table:table table:name="Table7" table:style-name="Table7">
        <table:table-column table:style-name="Table7.A"/>
        <table:table-row table:style-name="Table7.1">
          <table:table-cell table:style-name="Table7.A1" office:value-type="string">
            <text:p text:style-name="P13"><text:span text:style-name="T32">devServer: {<text:line-break/>publicPath:</text:span><text:span text:style-name="T34">"/"</text:span><text:span text:style-name="T32">,<text:line-break/>hot:</text:span><text:span text:style-name="T38">true</text:span><text:span text:style-name="T32">,<text:line-break/>contentBase: path.resolve(__dirname, </text:span><text:span text:style-name="T34">'dist'</text:span><text:span text:style-name="T32">),<text:line-break/>watchContentBase: </text:span><text:span text:style-name="T38">true</text:span><text:span text:style-name="T32">, </text:span><text:span text:style-name="T39">// Mira cambios en /dist</text:span><text:span text:style-name="T32"><text:line-break/>writeToDisk: </text:span><text:span text:style-name="T38">true</text:span><text:span text:style-name="T32">,<text:line-break/>}</text:span></text:p>
          </table:table-cell>
        </table:table-row>
      </table:table>
      <text:p text:style-name="Standard">Esta configuración indica que el servidor re-cargue el navegador automáticamente (hot), que su carpeta inicio sea “<text:span text:style-name="T28">/dist</text:span>”, que vigile los cambios en “<text:span text:style-name="T28">/dis</text:span>t” y que al ejecutarlo los ficheros generados no estén en memoria, sino que los copie a disco en “<text:span text:style-name="T28">/dist</text:span>” (necesario para que también actualice automáticamente cambios en “<text:span text:style-name="T28">src/html</text:span>” y “<text:span text:style-name="T28">src/css</text:span>”).</text:p>
      <text:list xml:id="list15606804419504" text:continue-list="list15606347053097" text:style-name="WWNum7">
        <text:list-item>
          <text:list>
            <text:list-item>
              <text:list>
                <text:list-item>
                  <text:p text:style-name="P47"><text:bookmark text:name="_dodf7m8o0o9u"/><text:s/>Incluyendo bibliotecas en el proyecto para producción </text:p>
                </text:list-item>
              </text:list>
            </text:list-item>
          </text:list>
        </text:list-item>
      </text:list>
      <text:p text:style-name="Standard">Con un fin puramente didáctico (abajo explicamos porque en este contexto no es lo más útil), podemos guardar nuestras bibliotecas para producción y que Webpack las incluya en el fichero “.js” generado. Podemos instalar por ejemplo jQuery con <text:span text:style-name="T28">“npm install --save jquery</text:span>”. </text:p>
      <text:p text:style-name="Standard">Un detalle importante es que al guardarse la biblioteca como parte del proyecto y no solo para modo “<text:span text:style-name="T28">development</text:span>”, se utiliza en el guardado <text:span text:style-name="T28">--save</text:span> lugar de <text:s/><text:span text:style-name="T28">–save-dev</text:span>.</text:p>
      <text:p text:style-name="Standard">En concreto, para incluir jQuery en NodeJS.</text:p>
      <table:table table:name="Table8" table:style-name="Table8">
        <table:table-column table:style-name="Table8.A"/>
        <table:table-row table:style-name="Table8.1">
          <table:table-cell table:style-name="Table8.A1" office:value-type="string">
            <text:p text:style-name="P13"><text:span text:style-name="T31">import $ from </text:span><text:span text:style-name="T35">'jquery'</text:span><text:span text:style-name="T31">;</text:span></text:p>
          </table:table-cell>
        </table:table-row>
      </table:table>
      <text:p text:style-name="Standard">¿Porque en este contexto no es útil hacer esto? A efectos prácticos, al usar bibliotecas tipo jQuery, Vue, etc. nos puede interesar que en vez de obtenerlas de nuestro sitio como hemos hecho en este ejemplo, la obtengas de los CDN optimizados para ello como estamos haciendo en ejemplos anteriores con este código de <text:span text:style-name="T28">“index.html”.</text:span></text:p>
      <table:table table:name="Table9" table:style-name="Table9">
        <table:table-column table:style-name="Table9.A"/>
        <table:table-row table:style-name="Table9.1">
          <table:table-cell table:style-name="Table9.A1" office:value-type="string">
            <text:p text:style-name="P13"><text:span text:style-name="T40">&lt;script </text:span><text:span text:style-name="T38">src</text:span><text:span text:style-name="T40">=</text:span><text:span text:style-name="T34">"http://code.jquery.com/jquery-3.5.1.slim.js"</text:span><text:span text:style-name="T40"><text:line-break/> <text:s/></text:span><text:span text:style-name="T38">integrity</text:span><text:span text:style-name="T40">=</text:span><text:span text:style-name="T34">"sha256-DrT5NfxfbHvMHux31Lkhxg42LY6of8TaYyK50jnxRnM="</text:span><text:span text:style-name="T40"><text:line-break/> <text:s/></text:span><text:span text:style-name="T38">crossorigin</text:span><text:span text:style-name="T40">=</text:span><text:span text:style-name="T34">"anonymous"</text:span><text:span text:style-name="T40">&gt;&lt;/script&gt;</text:span></text:p>
          </table:table-cell>
        </table:table-row>
      </table:table>
      <text:list xml:id="list15605507906382" text:continue-numbering="true" text:style-name="WWNum7">
        <text:list-item>
          <text:p text:style-name="P43"><text:bookmark text:name="_if1piq91hyn5"/>Babel como transpilador</text:p>
        </text:list-item>
      </text:list>
      <text:p text:style-name="Standard">Babel es un transpilador (un compilador pasa de código fuente a código máquina. Un transpilador <text:s/>transpila de un código fuente a otro código fuente en otro lenguaje. </text:p>
      <text:p text:style-name="Standard">A efectos prácticos, nos permite escribir código Javascript en el estándar que queramos (ES6, Typescript, etc.) y traducir ese código a otras versiones del estándar de Javascript diferentes. Generalmente buscando que sean soportadas por navegadores más antiguos. </text:p>
      <text:p text:style-name="Standard">Para saber más sobre Babel </text:p>
      <text:p text:style-name="Standard"><text:a xlink:type="simple" xlink:href="https://medium.com/@renzocastro/webpack-babel-transpilando-tu-js-502244a61f5b" text:style-name="ListLabel_20_56" text:visited-style-name="ListLabel_20_56"><text:span text:style-name="T30">https://medium.com/@renzocastro/webpack-babel-transpilando-tu-js-502244a61f5b</text:span></text:a></text:p>
      <text:p text:style-name="Standard"/>
      <text:p text:style-name="Standard">Para instalarlo utilizamos “<text:span text:style-name="T28">npm install babel-core babel-preset-env babel-loader --save-dev</text:span>”</text:p>
      <text:p text:style-name="Standard">Para configurarlo y que funcione de forma automática y transparente con Webpack modificamos “<text:span text:style-name="T28">webpack.config.json</text:span>” <text:s/>añadiendo:</text:p>
      <text:p text:style-name="Standard"/>
      <text:p text:style-name="Standard"/>
      <text:p text:style-name="Standard"/>
      <text:p text:style-name="Standard"/>
      <table:table table:name="Table10" table:style-name="Table10">
        <table:table-column table:style-name="Table10.A"/>
        <table:table-row table:style-name="Table10.1">
          <table:table-cell table:style-name="Table10.A1" office:value-type="string">
            <text:p text:style-name="P13"><text:span text:style-name="T33">module</text:span><text:span text:style-name="T32">:{<text:line-break/><text:tab/>rules: [<text:line-break/><text:tab/><text:tab/>{<text:line-break/><text:tab/><text:tab/><text:tab/>test: </text:span><text:span text:style-name="T37">/\.js$/</text:span><text:span text:style-name="T32">,<text:line-break/><text:tab/><text:tab/><text:tab/>exclude: </text:span><text:span text:style-name="T37">/node_modules/</text:span><text:span text:style-name="T32">,<text:line-break/><text:tab/><text:tab/><text:tab/>use: {<text:line-break/><text:tab/><text:tab/><text:tab/><text:tab/>loader: </text:span><text:span text:style-name="T34">'babel-loader'</text:span><text:span text:style-name="T32"><text:line-break/><text:tab/><text:tab/><text:tab/>}<text:line-break/><text:tab/><text:tab/>}<text:line-break/><text:tab/>]<text:line-break/>},</text:span></text:p>
          </table:table-cell>
        </table:table-row>
      </table:table>
      <text:p text:style-name="Standard">Esto indica que cada fichero “.js” que pase por “<text:span text:style-name="T28">Webpack</text:span>” (excluyendo los paquetes descargados en “<text:span text:style-name="T28">/node_modules</text:span>”) debe ser procesado por Babel.</text:p>
      <text:p text:style-name="Standard"/>
      <text:p text:style-name="Standard">Para configurar Babel, usaremos el fichero “<text:span text:style-name="T28">.babelrc</text:span>”. Aquí un ejemplo donde se pide que transpile según los navegadores que queremos soporte nuestro código. Para indicar navegadores se usa la sintaxis de <text:a xlink:type="simple" xlink:href="https://browserl.ist" text:style-name="ListLabel_20_56" text:visited-style-name="ListLabel_20_56"><text:span text:style-name="T30">https://browserl.ist</text:span></text:a> </text:p>
      <text:p text:style-name="Standard">En el ejemplo está activo Firefox 71, pero están comentado para “jugar” con ellos NodeJS y IE 6.</text:p>
      <table:table table:name="Table11" table:style-name="Table11">
        <table:table-column table:style-name="Table11.A"/>
        <text:soft-page-break/>
        <table:table-row table:style-name="Table11.1">
          <table:table-cell table:style-name="Table11.A1" office:value-type="string">
            <text:p text:style-name="P13"><text:span text:style-name="T32">{<text:tab/></text:span><text:span text:style-name="T34">"presets"</text:span><text:span text:style-name="T32">: [<text:line-break/><text:tab/><text:tab/>[</text:span><text:span text:style-name="T34">"@babel/preset-env"</text:span><text:span text:style-name="T32">, {<text:line-break/><text:tab/><text:tab/><text:tab/></text:span><text:span text:style-name="T34">"targets"</text:span><text:span text:style-name="T32">: {<text:line-break/><text:tab/><text:tab/><text:tab/><text:tab/></text:span><text:span text:style-name="T34">"firefox"</text:span><text:span text:style-name="T32">: </text:span><text:span text:style-name="T34">"71"</text:span><text:span text:style-name="T32"> </text:span><text:span text:style-name="T39">//"ie": "6"</text:span><text:span text:style-name="T32"><text:line-break/><text:tab/><text:tab/><text:tab/>}<text:line-break/><text:tab/><text:tab/>}]<text:line-break/><text:tab/>]<text:line-break/>}</text:span></text:p>
          </table:table-cell>
        </table:table-row>
      </table:table>
      <text:list xml:id="list15604956283664" text:continue-numbering="true" text:style-name="WWNum7">
        <text:list-item>
          <text:p text:style-name="P43"><text:bookmark text:name="_akjd62cvzka0"/>ESLint como <text:s/>linter</text:p>
        </text:list-item>
      </text:list>
      <text:p text:style-name="Standard"><text:span text:style-name="T28">ESLint </text:span>es un linter entre los más populares. Un linter nos permite descubrir errores de código así como puede asesorarnos e incluso obligarnos a seguir un estilo de código.</text:p>
      <text:p text:style-name="Standard">Entornos como Visual Studio Code y su plugin para ESLint, no solo integran el linter dándote información mientras desarrollas, sino que además te permiten configurar el formateador de documentos para que automáticamente lo formatee al formato deseado por el linter.</text:p>
      <text:p text:style-name="Standard"><text:s text:c="4"/>• Mas información en <text:a xlink:type="simple" xlink:href="https://scotch.io/tutorials/linting-and-formatting-with-eslint-in-vs-code" text:style-name="ListLabel_20_56" text:visited-style-name="ListLabel_20_56"><text:span text:style-name="T30">https://scotch.io/tutorials/linting-and-formatting-with-eslint-in-vs-code</text:span></text:a></text:p>
      <text:p text:style-name="Standard">Para instalar <text:span text:style-name="T28">ESLint </text:span>en nuestro proyecto podemos usar “<text:span text:style-name="T28">npm install eslint –save-dev</text:span>”.</text:p>
      <text:p text:style-name="Standard">Para generar un fichero de configuración “<text:span text:style-name="T28">.eslint.js</text:span>” podéis usar “<text:span text:style-name="T28">npx eslint –init</text:span>” y mediante unas preguntas os generará el fichero “.eslint.js” que luego podéis adaptar al gusto.</text:p>
      <text:p text:style-name="Standard"/>
      <text:p text:style-name="Standard">El fichero usado en el ejemplo es:</text:p>
      <table:table table:name="Table12" table:style-name="Table12">
        <table:table-column table:style-name="Table12.A"/>
        <table:table-row table:style-name="Table12.1">
          <table:table-cell table:style-name="Table12.A1" office:value-type="string">
            <text:p text:style-name="P13"><text:span text:style-name="T33">module</text:span><text:span text:style-name="T32">.exports = {<text:line-break/> <text:s/>env: {<text:line-break/> <text:s text:c="3"/>browser: </text:span><text:span text:style-name="T38">true</text:span><text:span text:style-name="T32">,<text:line-break/> <text:s text:c="3"/>es6: </text:span><text:span text:style-name="T38">true</text:span><text:span text:style-name="T32"><text:line-break/> <text:s/>},<text:line-break/> <text:s/>extends: [<text:line-break/> <text:s text:c="3"/></text:span><text:span text:style-name="T34">'standard'</text:span><text:span text:style-name="T32"><text:line-break/> <text:s/>],<text:line-break/> <text:s/>globals: {<text:line-break/> <text:s text:c="3"/>Atomics: </text:span><text:span text:style-name="T34">'readonly'</text:span><text:span text:style-name="T32">,<text:line-break/> <text:s text:c="3"/>SharedArrayBuffer: </text:span><text:span text:style-name="T34">'readonly'</text:span><text:span text:style-name="T32"><text:line-break/> <text:s/>},<text:line-break/> <text:s/>parserOptions: {<text:line-break/> <text:s text:c="3"/>ecmaVersion: </text:span><text:span text:style-name="T38">2018</text:span><text:span text:style-name="T32">,<text:line-break/> <text:s text:c="3"/>sourceType: </text:span><text:span text:style-name="T34">'module'</text:span><text:span text:style-name="T32"><text:line-break/> <text:s/>},<text:line-break/> <text:s/>rules: {<text:line-break/> <text:s text:c="3"/></text:span><text:span text:style-name="T34">"no-tabs"</text:span><text:span text:style-name="T32">: </text:span><text:span text:style-name="T38">0</text:span><text:span text:style-name="T32"><text:line-break/> <text:s/>}<text:line-break/>}</text:span></text:p>
          </table:table-cell>
        </table:table-row>
      </table:table>
      <text:p text:style-name="Standard">De forma resumida, indicar que en este fichero me baso en las reglas “<text:span text:style-name="T28">standard</text:span>” para estilo de código y que he añadido<text:span text:style-name="T28"> “no-tabs”: 0</text:span> para amplias las reglas y me permita el uso de tabuladores.</text:p>
      <text:list xml:id="list15606314774750" text:continue-numbering="true" text:style-name="WWNum7">
        <text:list-item>
          <text:p text:style-name="P43"><text:bookmark text:name="_p97h728dgnua"/>ESLint vs SonarLint</text:p>
        </text:list-item>
      </text:list>
      <text:p text:style-name="P21">A principio del curso recomendaba usar <text:span text:style-name="T28">SonarLint</text:span>. Realmente <text:span text:style-name="T28">SonarLint</text:span>, actúa únicamente en el entorno gráfico y aunque se puede hacer lo mismo con ESLint (con más configuración que SonarLint).Ahora ya conocéis de la existencia de ambos y podéis usar aquel que os sea más práctico, o ambos incluso.</text:p>
      <text:list xml:id="list15605089694375" text:continue-numbering="true" text:style-name="WWNum7">
        <text:list-item>
          <text:p text:style-name="P43"><text:bookmark text:name="_qk1x5clkmh5i"/>¿Debo repetir esta configuración para cada proyecto?</text:p>
        </text:list-item>
      </text:list>
      <text:p text:style-name="Standard">Ya sabemos que es <text:span text:style-name="T28">Webpack, Webpack-dev-server,</text:span> <text:span text:style-name="T28">Babel </text:span>y <text:span text:style-name="T28">ESLint</text:span>. ¿Debo realizar estos pasos para cada proyecto que inicie? La respuesta en NO. Basta con hacerlo una vez y guardar el proyecto con la configuración (por ejemplo en un repositorio de GitHub o GitLab) y simplemente clonarlo cada vez que empecemos un proyecto. Además este proyecto incluye ya un <text:span text:style-name="T28">“.gitignore”</text:span> para que determinadas cosas no se suban al repositorio (por ejemplo, los módulos descargados).</text:p>
      <text:p text:style-name="Standard">La base con la configuración aquí descrita está disponible en el repositorio <text:a xlink:type="simple" xlink:href="https://github.com/sergarb1/BaseJavascriptModerno" text:style-name="ListLabel_20_56" text:visited-style-name="ListLabel_20_56"><text:span text:style-name="T30">https://github.com/sergarb1/BaseJavascriptModerno</text:span></text:a></text:p>
      <text:p text:style-name="Standard">Simplemente debéis bajar el repositorio y tras ello ejecutar “npm install” para que instale los módulos que necesita el proyecto base. <text:span text:style-name="T28">(Webpack, Babel, ESLint)</text:span>.</text:p>
      <text:list xml:id="list15605218988893" text:continue-numbering="true" text:style-name="WWNum7">
        <text:list-item>
          <text:p text:style-name="P43"><text:bookmark text:name="_dt6fvuuyywee"/>Entornos web para trabajar online</text:p>
        </text:list-item>
      </text:list>
      <text:p text:style-name="Standard">Aparte de esta configuración para trabajar en local, hay servicios que te permiten tener un entorno online similar. Suelen ser gratuitos para proyectos públicos y de un desarrollado y de pago para proyectos privados y múltiples desarrolladores. Algunos de los más conocidos son:</text:p>
      <text:list xml:id="list2685962282" text:style-name="WWNum1">
        <text:list-item>
          <text:p text:style-name="P29">CodePen: <text:a xlink:type="simple" xlink:href="https://codepen.io/" text:style-name="ListLabel_20_56" text:visited-style-name="ListLabel_20_56"><text:span text:style-name="T30">https://codepen.io/</text:span></text:a></text:p>
        </text:list-item>
        <text:list-item>
          <text:p text:style-name="P34">StackBlitz: <text:a xlink:type="simple" xlink:href="https://stackblitz.com/" text:style-name="ListLabel_20_56" text:visited-style-name="ListLabel_20_56"><text:span text:style-name="T30">https://stackblitz.com/</text:span></text:a></text:p>
        </text:list-item>
        <text:list-item>
          <text:p text:style-name="P34">JS Fiddle: <text:a xlink:type="simple" xlink:href="https://jsfiddle.net/" text:style-name="ListLabel_20_56" text:visited-style-name="ListLabel_20_56"><text:span text:style-name="T30">https://jsfiddle.net/</text:span></text:a></text:p>
        </text:list-item>
      </text:list>
      <text:list xml:id="list15605451575028" text:continue-list="list15605218988893" text:style-name="WWNum7">
        <text:list-item>
          <text:p text:style-name="P46"><text:bookmark text:name="_tjvw91hmlvof"/>Bibliografía</text:p>
        </text:list-item>
      </text:list>
      <text:p text:style-name="Standard"><text:span text:style-name="T41">[1] </text:span>Javascript Mozilla Developer <text:a xlink:type="simple" xlink:href="https://developer.mozilla.org/es/docs/Web/JavaScript" text:style-name="ListLabel_20_56" text:visited-style-name="ListLabel_20_56"><text:span text:style-name="T30">https://developer.mozilla.org/es/docs/Web/JavaScript</text:span></text:a></text:p>
      <text:p text:style-name="Standard">[2] Javascript ES6 W3C <text:a xlink:type="simple" xlink:href="https://www.w3schools.com/js/js_es6.asp" text:style-name="ListLabel_20_56" text:visited-style-name="ListLabel_20_56"><text:span text:style-name="T30">https://www.w3schools.com/js/js_es6.asp</text:span></text:a></text:p>
      <text:list xml:id="list15604837156256" text:continue-numbering="true" text:style-name="WWNum7">
        <text:list-item>
          <text:p text:style-name="P42"><text:bookmark text:name="_g1qlmy5ta6mu"/>Autores (en orden alfabético)</text:p>
        </text:list-item>
      </text:list>
      <text:p text:style-name="P21">A continuación ofrecemos en orden alfabético el listado de autores que han hecho aportaciones a este documento:</text:p>
      <text:list xml:id="list866510469" text:style-name="WWNum4">
        <text:list-item>
          <text:p text:style-name="P37">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style style:name="ListLabel_20_56" style:display-name="ListLabel 5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text:span><text:span text:style-name="MT2">10</text:span><text:span text:style-name="MT1">.</text:span><text:span text:style-name="MT2"> Javascript: del desarrollo clásico al desarrollo moderno</text:span></text:p>
      </style:header>
      <style:footer>
        <text:p text:style-name="MP2"><text:span text:style-name="MT1">CFGS. Desarrollo de Aplicaciones W</text:span><text:span text:style-name="MT2">eb</text:span><text:span text:style-name="MT1"><text:tab/><text:tab/></text:span><text:span text:style-name="MT2">UD10 - Página</text:span><text:span text:style-name="MT1">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image-count="2" meta:object-count="0" meta:page-count="4" meta:paragraph-count="153" meta:word-count="2394" meta:character-count="16761" meta:non-whitespace-character-count="14295"/>
    <meta:generator>LibreOfficeDev/6.0.5.2$Linux_X86_64 LibreOffice_project/</meta:generator>
  </office:meta>
</office:document-meta>
</file>